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tyBenchmark.QualityBenchmark( QualityQuery qqs [ ] , QualityQueryParser qqParser , Searcher searcher , String docName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lityBenchmark.execute( Judge judge , SubmissionReport submitRep , PrintWriter qualityLo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alityBenchmark.setMaxResults( int max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Benchmark.getMax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Benchmark.analyzeQueryResults( QualityQuery qq , Query q , TopDocs td , Judge judge , PrintWriter logger , long search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alityBenchmark.setMaxQueries( int maxQu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tyBenchmark.getMax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